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118af9" officeooo:paragraph-rsid="00118af9"/>
    </style:style>
    <style:style style:name="P2" style:family="paragraph" style:parent-style-name="Standard">
      <style:paragraph-properties fo:line-height="115%"/>
      <style:text-properties officeooo:rsid="00130fc6" officeooo:paragraph-rsid="00130fc6"/>
    </style:style>
    <style:style style:name="P3" style:family="paragraph" style:parent-style-name="Standard">
      <style:paragraph-properties fo:line-height="115%"/>
      <style:text-properties officeooo:rsid="00142280" officeooo:paragraph-rsid="00142280"/>
    </style:style>
    <style:style style:name="P4" style:family="paragraph" style:parent-style-name="Standard">
      <style:paragraph-properties fo:line-height="115%"/>
      <style:text-properties fo:language="ru" fo:country="RU" officeooo:rsid="0015f085" officeooo:paragraph-rsid="0015f085"/>
    </style:style>
    <style:style style:name="P5" style:family="paragraph" style:parent-style-name="Standard">
      <style:paragraph-properties fo:line-height="115%" style:writing-mode="lr-tb"/>
      <style:text-properties officeooo:rsid="00130fc6" officeooo:paragraph-rsid="00130fc6"/>
    </style:style>
    <style:style style:name="P6" style:family="paragraph" style:parent-style-name="Standard">
      <style:paragraph-properties fo:line-height="115%" style:writing-mode="lr-tb"/>
      <style:text-properties officeooo:rsid="00118af9" officeooo:paragraph-rsid="00118af9"/>
    </style:style>
    <style:style style:name="P7" style:family="paragraph" style:parent-style-name="Standard">
      <style:paragraph-properties fo:line-height="115%"/>
      <style:text-properties officeooo:rsid="00118af9" officeooo:paragraph-rsid="00118af9"/>
    </style:style>
    <style:style style:name="P8" style:family="paragraph" style:parent-style-name="Standard" style:list-style-name="L1">
      <style:paragraph-properties fo:line-height="115%"/>
      <style:text-properties fo:language="en" fo:country="US" officeooo:rsid="0017e574" officeooo:paragraph-rsid="0017e574"/>
    </style:style>
    <style:style style:name="P9" style:family="paragraph" style:parent-style-name="Standard" style:list-style-name="L1">
      <style:paragraph-properties fo:line-height="115%"/>
      <style:text-properties fo:language="en" fo:country="US" officeooo:rsid="001bb9c1" officeooo:paragraph-rsid="001bb9c1"/>
    </style:style>
    <style:style style:name="P10" style:family="paragraph" style:parent-style-name="Standard">
      <style:paragraph-properties fo:line-height="115%"/>
      <style:text-properties fo:language="ru" fo:country="RU" officeooo:rsid="0017e574" officeooo:paragraph-rsid="0017e574"/>
    </style:style>
    <style:style style:name="P11" style:family="paragraph" style:parent-style-name="Standard" style:list-style-name="L1">
      <style:paragraph-properties fo:line-height="115%"/>
      <style:text-properties fo:language="ru" fo:country="RU" officeooo:rsid="0017e574" officeooo:paragraph-rsid="0017e574"/>
    </style:style>
    <style:style style:name="P12" style:family="paragraph" style:parent-style-name="Standard" style:list-style-name="L1">
      <style:paragraph-properties fo:line-height="115%"/>
      <style:text-properties fo:language="ru" fo:country="RU" officeooo:rsid="0017e574" officeooo:paragraph-rsid="001987c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30fc6"/>
    </style:style>
    <style:style style:name="T3" style:family="text">
      <style:text-properties fo:language="ru" fo:country="RU" officeooo:rsid="001b5f4c"/>
    </style:style>
    <style:style style:name="T4" style:family="text">
      <style:text-properties fo:language="ru" fo:country="RU" officeooo:rsid="001bb9c1"/>
    </style:style>
    <style:style style:name="T5" style:family="text">
      <style:text-properties officeooo:rsid="00142280"/>
    </style:style>
    <style:style style:name="T6" style:family="text">
      <style:text-properties officeooo:rsid="0019696a"/>
    </style:style>
    <style:style style:name="T7" style:family="text">
      <style:text-properties officeooo:rsid="001987c4"/>
    </style:style>
    <style:style style:name="T8" style:family="text">
      <style:text-properties officeooo:rsid="001bb9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«Электронный университет»</text:p>
      <text:p text:style-name="P2"/>
      <text:p text:style-name="P3">состоит из следующих объектов</text:p>
      <text:p text:style-name="P3"/>
      <text:p text:style-name="P4">Для взаимодействия отделов работает мессенджер и электронный документооборот (возможность отсылать электронные служебки и приказы)</text:p>
      <text:p text:style-name="P2"/>
      <text:p text:style-name="P2">Разбивается на «отделы»:</text:p>
      <text:p text:style-name="P2">1. Учебно-методическое управление (УМУ) – планирует учебный процесс:</text:p>
      <text:p text:style-name="P5">– разработка графиков учебного процесса на учебный год;</text:p>
      <text:p text:style-name="P1">– Учебный план состоит из следующих частей:</text:p>
      <text:p text:style-name="P1"/>
      <text:p text:style-name="P1">структура четвертей, триместров и иных учебных промежутков, их длительность, каникулярный период;</text:p>
      <text:p text:style-name="P1">полный перечень изучаемых предметов;</text:p>
      <text:p text:style-name="P1">отдельные списки предметов по годам обучения;</text:p>
      <text:p text:style-name="P1">указание на то, какие дисциплины являются обязательными, а какие – дополнительными;</text:p>
      <text:p text:style-name="P6">распределение времени, отведенного на каждый предмет в каждом классе, по неделям и годам.</text:p>
      <text:p text:style-name="P1"><text:span text:style-name="T5">2</text:span>. «деканат» –</text:p>
      <text:p text:style-name="P1"><text:tab/></text:p>
      <text:p text:style-name="P1"><text:span text:style-name="T5">3</text:span>. «аудитория» – Место для общения конкретных преподавателя с конкретной группой:</text:p>
      <text:p text:style-name="P1">– Встроенный месенджер для общения преподавателя со студентами. (у преподавателя отобража<text:span text:style-name="T2">ются дисциплины, разбитые на группы, у которых он ведет занятия, а у студентов – дисциплины)</text:span></text:p>
      <text:p text:style-name="P1">– Возможность отправлять</text:p>
      <text:p text:style-name="P1">3.</text:p>
      <text:p text:style-name="P1"/>
      <text:p text:style-name="P1"/>
      <text:p text:style-name="P1"/>
      <text:p text:style-name="P10">Что сделать:</text:p>
      <text:list xml:id="list2199451688" text:style-name="L1">
        <text:list-item>
          <text:p text:style-name="P11">Создать <text:span text:style-name="T6">классы</text:span> универститета (людей, помещения и пр.)</text:p>
        </text:list-item>
        <text:list-item>
          <text:p text:style-name="P11">Создать роли для людей. Выделить среди них: преподавателей, уму, админов и пр.</text:p>
        </text:list-item>
        <text:list-item>
          <text:p text:style-name="P12"><text:span text:style-name="T6">Сделать а</text:span>дминистратор<text:span text:style-name="T6">у функциональность</text:span> созда<text:span text:style-name="T6">ния</text:span> структур<text:span text:style-name="T6">ы</text:span> отделов, <text:s/>факультетов, кафедр, аудитори<text:span text:style-name="T7">й</text:span></text:p>
        </text:list-item>
        <text:list-item>
          <text:p text:style-name="P8"><text:span text:style-name="T3">Сделать </text:span><text:span text:style-name="T4">для роли </text:span>AUXILIARY<text:span text:style-name="T1"> (вспомогательный персонал) ответственн</text:span><text:span text:style-name="T3">ому</text:span><text:span text:style-name="T1"> по отделению </text:span><text:span text:style-name="T3">функциональность </text:span><text:span text:style-name="T1">прописать в аудиториях перечень оборудования.</text:span></text:p>
        </text:list-item>
        <text:list-item>
          <text:p text:style-name="P9"><text:span text:style-name="T1">Сделать для роли </text:span>UMU_MANAGER <text:span text:style-name="T1">(работник УМУ) возможность создавать расписание..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02T14:46:58.878000000</dc:date>
    <meta:editing-duration>P1DT2H42M37S</meta:editing-duration>
    <meta:editing-cycles>6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24" meta:word-count="184" meta:character-count="1502" meta:non-whitespace-character-count="1335"/>
  </office:meta>
</office:document-meta>
</file>